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ce9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0" style:family="table-cell" style:parent-style-name="Default">
      <style:text-properties fo:color="#0000ff" style:font-name="Liberation Sans" style:font-name-asian="Droid Sans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font-name="Liberation Sans" style:font-name-asian="Droid Sans"/>
    </style:style>
    <style:style style:name="ce13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5" style:family="table-cell" style:parent-style-name="Default">
      <style:text-properties fo:color="#000000" style:font-name="Liberation Sans" style:font-name-asian="Droid Sans"/>
    </style:style>
    <style:style style:name="ce16" style:family="table-cell" style:parent-style-name="Default">
      <style:text-properties fo:color="#0000ff" style:font-name="Liberation Sans" style:font-name-asian="Droid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1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5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6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5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8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font-weight="normal" style:font-weight-asian="normal" style:font-weight-complex="normal" fo:color="#ff00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font-weight="normal" style:font-weight-asian="normal" style:font-weight-complex="normal" fo:color="#00ffff"/>
    </style:style>
    <style:style style:name="T12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4" style:family="text">
      <style:text-properties fo:color="#000000" style:font-name="Liberation Sans" style:font-name-asian="Droid Sans"/>
    </style:style>
    <style:style style:name="T15" style:family="text">
      <style:text-properties style:font-name-asian="Droid Sans" style:font-size-asian="14pt" style:font-size-complex="14pt"/>
    </style:style>
    <style:style style:name="T16" style:family="text">
      <style:text-properties style:font-name="Liberation Sans" fo:font-size="14pt" style:font-name-asian="Droid Sans" style:font-size-asian="14pt" style:font-size-complex="14pt"/>
    </style:style>
    <style:style style:name="T17" style:family="text">
      <style:text-properties fo:color="#0000ff"/>
    </style:style>
    <style:style style:name="T18" style:family="text">
      <style:text-properties style:font-name="Liberation Sans" style:font-name-asian="Droid Sans"/>
    </style:style>
    <style:style style:name="T19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0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1" style:family="text">
      <style:text-properties style:font-name="Liberation Sans" style:font-name-asian="Droid Sans" fo:font-weight="bold" style:font-weight-asian="bold" style:font-weight-complex="bold"/>
    </style:style>
    <style:style style:name="T22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3" style:family="text">
      <style:text-properties fo:color="#000000" style:font-name="Liberation Sans" fo:font-weight="bold" style:font-name-asian="Droid Sans" style:font-weight-asian="bold" style:font-weight-complex="bold"/>
    </style:style>
    <style:style style:name="T24" style:family="text">
      <style:text-properties fo:color="#0000ff" style:font-name="Liberation Sans" style:font-name-asian="Droid Sans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0047ff"/>
    </style:style>
    <style:style style:name="T27" style:family="text">
      <style:text-properties fo:color="#000000" style:text-line-through-type="none" fo:font-weight="normal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font-name="Liberation Sans" fo:font-weight="bold" style:font-name-asian="Droid Sans" style:font-weight-asian="bold" style:font-weight-complex="bold"/>
    </style:style>
    <style:style style:name="T30" style:family="text">
      <style:text-properties style:font-name="Liberation Sans" fo:font-size="10pt" style:font-name-asian="Droid Sans" style:font-size-asian="10pt" style:font-size-complex="10pt"/>
    </style:style>
    <style:style style:name="T31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2" style:family="text">
      <style:text-properties style:font-name="Liberation Sans" fo:font-size="11pt" style:font-name-asian="Droid Sans" style:font-size-asian="11pt" style:font-size-complex="11pt"/>
    </style:style>
    <style:style style:name="T33" style:family="text">
      <style:text-properties fo:color="#000000" fo:font-size="14pt"/>
    </style:style>
    <style:style style:name="T34" style:family="text">
      <style:text-properties fo:font-size="14pt" fo:color="#ff0000"/>
    </style:style>
    <style:style style:name="T35" style:family="text">
      <style:text-properties fo:font-size="14pt" fo:color="#000000"/>
    </style:style>
    <style:style style:name="T36" style:family="text">
      <style:text-properties fo:font-size="14pt" fo:color="#000000" fo:font-weight="normal" style:font-weight-asian="normal" style:font-weight-complex="normal"/>
    </style:style>
    <style:style style:name="T37" style:family="text">
      <style:text-properties fo:font-size="12pt"/>
    </style:style>
    <style:style style:name="T38" style:family="text">
      <style:text-properties fo:color="#ff0000" fo:font-size="14pt"/>
    </style:style>
    <style:style style:name="T39" style:family="text">
      <style:text-properties style:text-line-through-type="none" fo:font-weight="normal" style:font-weight-asian="normal" style:font-weight-complex="normal" fo:color="#ff0000"/>
    </style:style>
    <style:style style:name="T40" style:family="text">
      <style:text-properties style:font-size-asian="14pt" style:font-size-complex="14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line-through-type="single" style:font-name-asian="Droid Sans" style:font-size-asian="14pt" style:font-size-complex="14pt"/>
    </style:style>
    <style:style style:name="T43" style:family="text">
      <style:text-properties style:text-line-through-type="none" fo:color="#000000"/>
    </style:style>
    <style:style style:name="T44" style:family="text">
      <style:text-properties style:text-line-through-type="none" fo:color="#000000" fo:font-weight="normal" style:font-weight-asian="normal" style:font-weight-complex="normal"/>
    </style:style>
    <style:style style:name="T45" style:family="text">
      <style:text-properties style:font-name="Liberation Sans" fo:font-weight="normal" style:font-name-asian="Droid Sans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line-through-type="single"/>
    </style:style>
    <style:style style:name="T48" style:family="text">
      <style:text-properties fo:color="#000000" style:font-name="Liberation Sans" style:font-name-asian="Droid Sans" style:text-position="super"/>
    </style:style>
    <style:style style:name="T49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3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1">,</text:span><text:span text:style-name="T3"> </text:span><text:span text:style-name="T2">13</text:span><text:span text:style-name="T3">,</text:span><text:span text:style-name="T1"> </text:span><text:span text:style-name="T2">14</text:span><text:span text:style-name="T1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11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, 2</text:span><text:span text:style-name="T1">, </text:span><text:span text:style-name="T2">4</text:span><text:span text:style-name="T1">, </text:span><text:span text:style-name="T2">6</text:span><text:span text:style-name="T1">,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/>
            <text:p/>
            <text:p>Expand-Contours Paper</text:p>
            <text:p>Nov-28: Abstract Done</text:p>
            <text:p>Next: Apply edits</text:p>
            <text:p>Later: Mass Dataset, compare to ICDIP14</text:p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span text:style-name="T12">Planning</text:span></text:p>
            <text:p/>
            <text:p><text:span text:style-name="T12">Presentation</text:span></text:p>
            <text:p/>
            <text:p><text:span text:style-name="T12">Check Conference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/>
            <text:p><text:span text:style-name="T13"><text:a xlink:href="file:///home/mohamed/Desktop/windowOfFour/finalVersionAug31.odt" xlink:type="simple">Generate  a final version</text:a></text:span></text:p>
            <text:p><text:span text:style-name="T14">(Next: Clean S.C.)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9" office:value-type="string" calcext:value-type="string">
            <text:p><text:span text:style-name="T15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6"><text:a xlink:href="file:///home/mohamed/Desktop/windowOfFour/plosCompVersion.odt" xlink:type="simple">Make A Plos Comp. Biology Version</text:a></text:span></text:p>
            <text:p><text:span text:style-name="T16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8" office:value-type="string" calcext:value-type="string">
            <text:p><text:span text:style-name="T16"><text:a xlink:href="#InOutFocus" xlink:type="simple">In/Out of Focus Cells</text:a></text:span></text:p>
            <text:p><text:span text:style-name="T16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0" office:value-type="string" calcext:value-type="string">
            <text:p><text:span text:style-name="T17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8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1" office:value-type="string" calcext:value-type="string">
            <text:p><text:span text:style-name="T17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1" office:value-type="string" calcext:value-type="string">
            <text:p><text:span text:style-name="T17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<text:span text:style-name="T18">*. </text:span><text:span text:style-name="T18"><text:a xlink:href="file:///home/mohamed/Desktop/windowOfFour/improveDiscussion.odt" xlink:type="simple">Improve Discussion</text:a></text:span><text:span text:style-name="T18"> (imp.) (DL: 14/09 (4) )</text:span></text:p>
          </table:table-cell>
        </table:table-row>
        <table:table-row table:style-name="ro3">
          <table:table-cell/>
          <table:table-cell table:style-name="ce13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4" office:value-type="string" calcext:value-type="string">
            <text:p><text:span text:style-name="T19">Plos-One version </text:span><text:span text:style-name="T20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8">*. </text:span><text:span text:style-name="T21">FC +- std Chart </text:span><text:span text:style-name="T22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3">Scale Bars</text:span><text:span text:style-name="T18">  (DL: 14/09)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5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5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5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 table:style-name="ce16" office:value-type="string" calcext:value-type="string">
            <text:p><text:span text:style-name="T24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 table:style-name="ce16" office:value-type="string" calcext:value-type="string">
            <text:p>Follow the Plan</text:p>
          </table:table-cell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5">15</text:span><text:span text:style-name="T1">, 20, 23}</text:span></text:p>
            <text:p>Important Goals (Important but not Urgent)</text:p>
            <text:p/>
            <text:p/>
            <text:p><text:span text:style-name="T24"><text:a xlink:href="#ICDIP_Journal" xlink:type="simple">ICDIP to Journal</text:a></text:span></text:p>
            <text:p/>
            <text:p><text:span text:style-name="T18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/>
            <text:p/>
            <text:p><text:span text:style-name="T18"><text:a xlink:href="file:///home/mohamed/Desktop/windowOfFour/prib2015.ods" xlink:type="simple">PRIB 2015</text:a></text:span></text:p>
            <text:p/>
            <text:p><text:span text:style-name="T18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2">18</text:span><text:span text:style-name="T1">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7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3, 7, 11, </text:span><text:span text:style-name="T28">15</text:span><text:span text:style-name="T1">, 20, 23}</text:span></text:p>
            <text:p/>
            <text:p>Expand Contour:</text:p>
            <text:p>1. Fix the Border Cells Problem</text:p>
            <text:p>2. Find Optimal Parameters</text:p>
            <text:p>3. Integrate into App</text:p>
            <text:p/>
            <text:p/>
            <text:p><text:span text:style-name="T29">After DisMax &amp; Expand:</text:span></text:p>
            <text:p><text:span text:style-name="T18">1. Rescore Pratt (</text:span><text:span text:style-name="T21">greater dataset</text:span><text:span text:style-name="T18">)</text:span></text:p>
            <text:p><text:span text:style-name="T18">- images\Dataset+GT </text:span></text:p>
            <text:p><text:span text:style-name="T18">Measurement.scoring.computePrattForDataset</text:span></text:p>
            <text:p/>
            <text:p><text:span text:style-name="T18">523 dataset reference [23] in cellSerpant</text:span></text:p>
            <text:p><text:span text:style-name="T18">Be Careful of Pratt Score (reconsider over/under seg)</text:span></text:p>
            <text:p><text:span text:style-name="T18">F1-Measure</text:span></text:p>
            <text:p><text:span text:style-name="T30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2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27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30">a. Active Contour → Snake.java (to test with crop im)</text:span></text:p>
            <text:p><text:span text:style-name="T30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7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20, 23}</text:span></text:p>
            <text:p>Important:</text:p>
            <text:p/>
            <text:p><text:span text:style-name="T31"><text:a xlink:href="file:///home/mohamed/Desktop/windowOfFour/imageJConf.odt" xlink:type="simple">ImageJ Conf.</text:a></text:span><text:span text:style-name="T31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4">*. Separate imageJ and image-Canvas</text:span></text:p>
            <text:p><text:span text:style-name="T14">In InteractiveSegmentation</text:span></text:p>
            <text:p><text:span text:style-name="T14">*. CorrectRois (Tests)</text:span></text:p>
            <text:p><text:span text:style-name="T14">*. Specify Membrane Width</text:span></text:p>
            <text:p><text:span text:style-name="T14">*. write to Images</text:span></text:p>
            <text:p><text:span text:style-name="T14">*. Write ExpandContours Report</text:span></text:p>
            <text:p/>
            <text:p><text:span text:style-name="T31">DA : analyze 2 features (x vs y) , fix int/size &amp; mem charts</text:span></text:p>
            <text:p><text:span text:style-name="T31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2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32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8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9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9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0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2" office:value-type="string" calcext:value-type="string">
            <text:p>Important</text:p>
          </table:table-cell>
          <table:table-cell table:style-name="ce22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distractions</text:p>
          </table:table-cell>
          <table:table-cell table:style-name="ce22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7" office:value-type="string" calcext:value-type="string">
            <text:p>7. DA : analyze 2 features (x vs y) , fix int/size &amp; mem charts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7" office:value-type="string" calcext:value-type="string">
            <text:p>19. Evaluation (New Interface?!)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3"/>
          <table:table-cell table:number-columns-repeated="7"/>
        </table:table-row>
      </table:table>
      <table:table table:name="Interface_Planning" table:style-name="ta1">
        <table:table-column table:style-name="co13" table:default-cell-style-name="ce22"/>
        <table:table-column table:style-name="co6" table:default-cell-style-name="ce22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4" office:value-type="string" calcext:value-type="string">
            <text:p/>
            <text:p><text:span text:style-name="T33">{</text:span><text:span text:style-name="T34">3</text:span><text:span text:style-name="T35">,</text:span><text:span text:style-name="T34"> 7</text:span><text:span text:style-name="T35">, 11, </text:span><text:span text:style-name="T36">15</text:span><text:span text:style-name="T35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7">1. Cover Page (design Image + Latex Template)</text:span></text:p>
            <text:p><text:span text:style-name="T37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2" table:number-columns-repeated="2"/>
        </table:table-row>
        <table:table-row table:style-name="ro5">
          <table:table-cell table:style-name="Default"/>
          <table:table-cell table:style-name="ce22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4" office:value-type="string" calcext:value-type="string">
            <text:p/>
            <text:p><text:span text:style-name="T38">{3</text:span><text:span text:style-name="T35">, 7, 11, </text:span><text:span text:style-name="T36">15</text:span><text:span text:style-name="T35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7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39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5" office:value-type="string" calcext:value-type="string">
            <text:p><text:span text:style-name="T40">1. Introduction   </text:span></text:p>
            <text:p><text:span text:style-name="T40">2. Concepts | Literature | Yeast Analysis Platform</text:span></text:p>
            <text:p><text:span text:style-name="T40">3. Design | Segmentation | Segmentation : Cell Detection</text:span></text:p>
            <text:p><text:span text:style-name="T40">4. Segmentation Algorithms | Measurment &amp; Analysis | Segmentation : Exact Contour Extraction</text:span></text:p>
            <text:p><text:span text:style-name="T40">5. System Workflow and GUI | Workflow &amp; GUI | Texture Measurment</text:span></text:p>
            <text:p><text:span text:style-name="T40">6. Yeast Experiments | Case Studies | Case Study</text:span></text:p>
            <text:p><text:span text:style-name="T40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8" office:value-type="string" calcext:value-type="string">
            <text:p><text:span text:style-name="T41">Di Zi Thesis.</text:span></text:p>
            <text:p><text:span text:style-name="T41">Kuan Thesis.</text:span></text:p>
            <text:p><text:span text:style-name="T41">Alex Thesis.</text:span></text:p>
            <text:p><text:span text:style-name="T41">Asmae's Work</text:span></text:p>
            <text:p><text:span text:style-name="T41">Paul's Works (from Journal References)</text:span></text:p>
            <text:p><text:span text:style-name="T41">From my Previous List (Check Below)</text:span></text:p>
            <text:p/>
            <text:p><text:span text:style-name="T41">Plan What to Do with Structure</text:span></text:p>
            <text:p><text:span text:style-name="T41">Current Design:</text:span></text:p>
            <text:p><text:span text:style-name="T41">1. Introdduction</text:span></text:p>
            <text:p><text:span text:style-name="T41">2. Concepts</text:span></text:p>
            <text:p><text:span text:style-name="T41">3. Design</text:span></text:p>
            <text:p><text:span text:style-name="T41">4. Segmentation Algorithms</text:span></text:p>
            <text:p><text:span text:style-name="T41">5. System Workflow and GUI</text:span></text:p>
            <text:p><text:span text:style-name="T41">6. Yeast Experiments</text:span></text:p>
            <text:p/>
            <text:p><text:span text:style-name="T41">Plan What Contents to Add</text:span></text:p>
            <text:p><text:span text:style-name="T41">1. Paul's Journal</text:span></text:p>
            <text:p><text:span text:style-name="T41">2. ICDIP content</text:span></text:p>
            <text:p><text:span text:style-name="T41">3. ICABME, ImageJ Plugin</text:span></text:p>
            <text:p/>
            <text:p><text:span text:style-name="T41">Plan What Images to Add</text:span></text:p>
            <text:p><text:span text:style-name="T41">1. Images from all published Papers.</text:span></text:p>
            <text:p><text:span text:style-name="T41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7" office:value-type="string" calcext:value-type="string">
            <text:p/>
            <text:p><text:span text:style-name="T1"> {3, 7, 11, </text:span><text:span text:style-name="T28">15</text:span><text:span text:style-name="T1">, 20, 23}</text:span></text:p>
            <text:p>Follow Up Tasks</text:p>
            <text:p/>
            <text:p><text:span text:style-name="T18"><text:a xlink:href="file:///home/mohamed/Desktop/windowOfFour/followUps.odt" xlink:type="simple">Follow Ups</text:a></text:span></text:p>
            <text:p/>
            <text:p/>
          </table:table-cell>
          <table:table-cell table:style-name="ce7" office:value-type="string" calcext:value-type="string">
            <text:p/>
            <text:p><text:span text:style-name="T1">{1, 2, 4, 6, 9, 10, 13, 14, 17, 19, 21, 22}</text:span></text:p>
            <text:p><text:a xlink:href="#PLAN_Moedoro" xlink:type="simple">Moedoro System</text:a></text:p>
            <text:p/>
            <text:p>Fuyu's images</text:p>
          </table:table-cell>
        </table:table-row>
        <table:table-row table:style-name="ro27">
          <table:table-cell table:style-name="ce7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7" office:value-type="string" calcext:value-type="string">
            <text:p/>
            <text:p><text:span text:style-name="T43">{</text:span><text:span text:style-name="T44">5</text:span><text:span text:style-name="T1">, 12, 18, 24}</text:span></text:p>
            <text:p><text:span text:style-name="T18">Highest Priority To Do</text:span></text:p>
            <text:p/>
            <text:p><text:span text:style-name="T29">Group Presentation</text:span></text:p>
            <text:p><text:span text:style-name="T29">Installing texlive</text:span></text:p>
            <text:p><text:span text:style-name="T45">1. The effect of NaCl</text:span></text:p>
            <text:p><text:span text:style-name="T45">2. DistanceMax, </text:span></text:p>
            <text:p><text:span text:style-name="T45">3. GreyWeighted, </text:span></text:p>
            <text:p><text:span text:style-name="T45">4. textureClustering.</text:span></text:p>
            <text:p><text:span text:style-name="T45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6" office:value-type="string" calcext:value-type="string">
            <text:p><text:span text:style-name="T42">2.</text:span><text:span text:style-name="T42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5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46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>Quick Tool Improvements:</text:p>
            <text:p/>
            <text:p/>
            <text:p><text:span text:style-name="T18">1. moedoro with git &amp; maven</text:span></text:p>
            <text:p/>
            <text:p><text:span text:style-name="T18">FillDatabase.java (addTask)</text:span></text:p>
            <text:p><text:span text:style-name="T18">ReadTableContents.java</text:span></text:p>
            <text:p><text:span text:style-name="T18">Next: create task at level 2; and start with Windows</text:span></text:p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2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9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2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7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3">20</text:span><text:span text:style-name="T1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14">3. IND report new job (mtleis; H@)  ←</text:span></text:p>
            <text:p><text:span text:style-name="T14">Explore (Home 2</text:span><text:span text:style-name="T48">nd</text:span><text:span text:style-name="T14"> Column, Inkomen en vermogen)</text:span></text:p>
            <text:p><text:span text:style-name="T14">4. T-Mobile check facture</text:span></text:p>
            <text:p><text:span text:style-name="T14">5. All info (people get excel file) dis </text:span></text:p>
            <text:p><text:span text:style-name="T45">6. Organize/Clean Office </text:span></text:p>
            <text:p><text:span text:style-name="T49">7. Scan folders</text:span></text:p>
            <text:p><text:span text:style-name="T18">8. Dx orders</text:span></text:p>
            <text:p><text:span text:style-name="T18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21, 22}</text:span></text:p>
            <text:p>Critical</text:p>
            <text:p>EDUCATION &amp; UrgentTasks</text:p>
            <text:p/>
            <text:p>1. YouTube Weka Videos (next : 1.5) </text:p>
            <text:p>2. JSP  </text:p>
            <text:p><text:a xlink:href="file:///home/mohamed/Desktop/windowOfFour/fijiCookbook.odt" xlink:type="simple">3. Fiji Cookbook Topics (Coloc)</text:a>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→  </text:p>
            <text:p>6. YouTube video: Variational Methods ←</text:p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4">2. OV-ChipKaart 8EUR refund </text:span></text:p>
            <text:p><text:span text:style-name="T14">(mtleis100, malak1990, Added more cards, check)</text:span></text:p>
            <text:p>3. ULCN pass (Saleh2014) into allInfo</text:p>
            <text:p><text:span text:style-name="T18">4. Read Job Contract</text:span></text:p>
            <text:p><text:span text:style-name="T14">5. Pension Letter / Pension Catalog int </text:span></text:p>
            <text:p><text:span text:style-name="T18">6. Read all mail letters </text:span></text:p>
            <text:p><text:span text:style-name="T18">7. Read Visio Papers </text:span></text:p>
            <text:p><text:span text:style-name="T18">8. Nuon Letter (3 checks email)</text:span></text:p>
            <text:p><text:span text:style-name="T18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4">1. Contact office (job help)</text:span></text:p>
            <text:p><text:span text:style-name="T14">Nov. 10 : </text:span><text:span text:style-name="T14"><text:a xlink:href="mailto:loopbaanadvies@bb.leidenuniv.nl" xlink:type="simple">loopbaanadvies@bb.leidenuniv.nl</text:a></text:span><text:span text:style-name="T14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1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<text:span text:style-name="T50">Registration Link</text:span></text:p>
            <text:p><text:span text:style-name="T50"><text:a xlink:href="https://fd8.formdesk.com/universiteitutrecht/Yeasterday2014" xlink:type="simple">https://fd8.formdesk.com/universiteitutrecht/Yeasterday2014</text:a></text:span></text:p>
            <text:p/>
            <text:p><text:span text:style-name="T50">Abstract:</text:span></text:p>
            <text:p><text:span text:style-name="T50"><text:a xlink:href="file:///home/mohamed/mohamed/Phd_Research/Conferences/YeasterDay/abstract-yeasterday-Tleis.docx" xlink:type="simple">doc</text:a></text:span></text:p>
            <text:p/>
            <text:p><text:span text:style-name="T50">Contact:</text:span></text:p>
            <text:p><text:span text:style-name="T50"><text:a xlink:href="file:///home/mohamed/mohamed/Phd_Research/Conferences/YeasterDay/registering.eml" xlink:type="simple">email</text:a></text:span></text:p>
            <text:p><text:span text:style-name="T50">C.I.Rutten@uu.nl.</text:span></text:p>
            <text:p><text:span text:style-name="T50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2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2" office:value-type="string" calcext:value-type="string">
            <text:p>Structure Issues:</text:p>
            <text:p/>
            <text:p>4. print &amp; mark points to discuss</text:p>
          </table:table-cell>
          <table:table-cell table:style-name="ce2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</text:span><text:span text:style-name="T2">20</text:span><text:span text:style-name="T1">, 23}</text:span></text:p>
            <text:p/>
            <text:p><text:span text:style-name="T30">2. Integrate into App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8">test.segmentation.methods.distanceMaxima</text:span></text:p>
            <text:p><text:span text:style-name="T18">DisMaxCSP → Results very nice; </text:span></text:p>
            <text:p><text:span text:style-name="T18">But there are still double detections, </text:span></text:p>
            <text:p><text:span text:style-name="T18">and detections at non-Cell locations.</text:span></text:p>
            <text:p><text:span text:style-name="T18"> (filter by textures?; or by circularity?; </text:span></text:p>
            <text:p><text:span text:style-name="T18">few cases are still not detected). </text:span></text:p>
            <text:p><text:span text:style-name="T18">Balance between speed and accuracy.</text:span></text:p>
            <text:p><text:span text:style-name="T29">DisMaxCSP2 </text:span><text:span text:style-name="T18">to study results:</text:span></text:p>
            <text:p><text:span text:style-name="T18">1. Getting maxima average = 0.1 second</text:span></text:p>
            <text:p><text:span text:style-name="T18">2. Processing Points average = 0.6→0.8 second </text:span></text:p>
            <text:p><text:span text:style-name="T18">(should be per point)</text:span></text:p>
            <text:p><text:span text:style-name="T18">3. J48 classification of fwClass (good results)</text:span></text:p>
            <text:p/>
            <text:p><text:span text:style-name="T18">A Basic working model. DistanceMaxima.java DONE. </text:span></text:p>
            <text:p><text:span text:style-name="T18">Next Duplicate HoughCSP </text:span></text:p>
            <text:p><text:span text:style-name="T18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5"/>
        </table:table-row>
        <table:table-row table:style-name="ro5" table:number-rows-repeated="2">
          <table:table-cell table:style-name="ce12"/>
          <table:table-cell table:style-name="ce34"/>
        </table:table-row>
        <table:table-row table:style-name="ro5" table:number-rows-repeated="2">
          <table:table-cell table:style-name="ce12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2"/>
          <table:table-cell/>
        </table:table-row>
        <table:table-row table:style-name="ro5">
          <table:table-cell table:style-name="ce34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2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3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2">
          <table:table-cell/>
          <table:table-cell table:style-name="ce36"/>
        </table:table-row>
        <table:table-row table:style-name="ro5">
          <table:table-cell/>
          <table:table-cell table:style-name="ce38"/>
        </table:table-row>
        <table:table-row table:style-name="ro35">
          <table:table-cell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5:51:17.748744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09T18:16:03.869267252</dc:date>
    <dc:creator>Mohamed Tleis</dc:creator>
    <meta:editing-duration>P59DT17H23M47S</meta:editing-duration>
    <meta:editing-cycles>594</meta:editing-cycles>
    <meta:generator>LibreOffice/4.2.5.2$Linux_X86_64 LibreOffice_project/420m0$Build-2</meta:generator>
    <meta:document-statistic meta:table-count="23" meta:cell-count="301" meta:object-count="0"/>
  </office:meta>
</office:document-meta>
</file>